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66"/>
    </style:style>
    <style:style style:name="gr3" style:family="graphic" style:parent-style-name="standard">
      <style:graphic-properties draw:fill-color="#2323dc" draw:opacity="50%" draw:textarea-horizontal-align="center" draw:textarea-vertical-align="middle" draw:shadow-opacity="50%"/>
    </style:style>
    <style:style style:name="gr4" style:family="graphic" style:parent-style-name="standard">
      <style:graphic-properties draw:fill-color="#ff0000" draw:opacity="50%" draw:textarea-horizontal-align="center" draw:textarea-vertical-align="middle" draw:shadow-opacity="50%"/>
    </style:style>
    <style:style style:name="gr5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6" style:family="graphic" style:parent-style-name="standard">
      <style:graphic-properties draw:fill-color="#ff0000" draw:opacity="20%" draw:textarea-horizontal-align="center" draw:textarea-vertical-align="middle" draw:shadow-opacity="20%"/>
    </style:style>
    <style:style style:name="gr7" style:family="graphic" style:parent-style-name="standard">
      <style:graphic-properties draw:fill-color="#ff0000"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fill-color="#23ff23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4.075cm" svg:height="2.539cm" svg:x="3.821cm" svg:y="5.709cm">
          <text:p text:style-name="P1"/>
          <text:p text:style-name="P1">ApplicationServer with WebServices Stack</text:p>
        </draw:rect>
        <draw:custom-shape draw:style-name="gr2" draw:text-style-name="P1" draw:layer="layout" svg:width="7.434cm" svg:height="3.309cm" svg:x="7.34cm" svg:y="8.575cm">
          <text:p text:style-name="P1">RDM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3" draw:text-style-name="P1" draw:layer="layout" svg:width="8.995cm" svg:height="0.931cm" svg:x="6.571cm" svg:y="5.849cm">
          <text:p text:style-name="P1">juddiv3.war</text:p>
        </draw:rect>
        <draw:rect draw:style-name="gr4" draw:text-style-name="P1" draw:layer="layout" svg:width="8.995cm" svg:height="0.931cm" svg:x="6.502cm" svg:y="2.587cm">
          <text:p text:style-name="P1">juddi-client.jar</text:p>
        </draw:rect>
        <draw:custom-shape draw:style-name="gr5" draw:text-style-name="P1" draw:layer="layout" svg:width="3.542cm" svg:height="1.888cm" svg:x="9.018cm" svg:y="3.705cm">
          <text:p text:style-name="P1">SOAP</text:p>
          <draw:enhanced-geometry svg:viewBox="0 0 21600 21600" draw:text-areas="0 ?f0 21600 ?f4" draw:type="up-down-arrow-callout" draw:modifiers="5400 5500 2700 8100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rect draw:style-name="gr6" draw:text-style-name="P1" draw:layer="layout" svg:width="8.995cm" svg:height="0.931cm" svg:x="6.503cm" svg:y="1.664cm">
          <text:p text:style-name="P1">XLT</text:p>
        </draw:rect>
        <draw:custom-shape draw:style-name="gr7" draw:text-style-name="P1" draw:layer="layout" svg:width="2.75cm" svg:height="1.655cm" svg:x="17.08cm" svg:y="1.677cm">
          <text:p text:style-name="P1">Repor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1.282cm" svg:height="0.443cm" svg:x="15.682cm" svg:y="1.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27T13:00:27</meta:creation-date>
    <dc:date>2010-09-27T13:11:33</dc:date>
    <meta:editing-duration>PT00H11M09S</meta:editing-duration>
    <meta:editing-cycles>1</meta:editing-cycles>
    <meta:document-statistic meta:object-count="8"/>
    <meta:generator>OpenOffice.org/3.2$Unix OpenOffice.org_project/320m18$Build-9502</meta:generator>
  </office:meta>
</office:document-meta>
</file>